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7"/>
    <style:style style:name="ce7" style:family="table-cell" style:parent-style-name="Default" style:data-style-name="N107">
      <style:text-properties fo:color="#c9211e"/>
    </style:style>
    <style:style style:name="ce3" style:family="table-cell" style:parent-style-name="Default" style:data-style-name="N107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6cm" svg:height="8.988cm" svg:x="4.431cm" svg:y="14.557cm">
            <draw:object draw:notify-on-update-of-ranges="Tabelle1.F5:Tabelle1.F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88cm" svg:x="21.619cm" svg:y="14.492cm">
            <draw:object draw:notify-on-update-of-ranges="Tabelle1.I5:Tabelle1.I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6</text:p>
          </table:table-cell>
          <table:table-cell table:formula="of:=POWER(10;1/6)" office:value-type="float" office:value="1.46779926762207" calcext:value-type="float">
            <text:p>1,467799267622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2</text:p>
          </table:table-cell>
          <table:table-cell table:formula="of:=POWER(10;1/12)" office:value-type="float" office:value="1.21152765862859" calcext:value-type="float">
            <text:p>1,211527658628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4</text:p>
          </table:table-cell>
          <table:table-cell table:formula="of:=POWER(10;1/24)" office:value-type="float" office:value="1.10069417125221" calcext:value-type="float">
            <text:p>1,1006941712522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ROUND(POWER(E6k;[.A5]);1)" office:value-type="float" office:value="1" calcext:value-type="float">
            <text:p>1,0</text:p>
          </table:table-cell>
          <table:table-cell table:style-name="ce1" table:formula="of:=ROUND(POWER(E12k;[.A5]);1)" office:value-type="float" office:value="1" calcext:value-type="float">
            <text:p>1,0</text:p>
          </table:table-cell>
          <table:table-cell table:style-name="ce1" table:formula="of:=ROUND(POWER(E24k;[.A5]);1)" office:value-type="float" office:value="1" calcext:value-type="float">
            <text:p>1,0</text:p>
          </table:table-cell>
          <table:table-cell/>
          <table:table-cell table:style-name="ce5" table:formula="of:=[.C5]*10" office:value-type="float" office:value="10" calcext:value-type="float">
            <text:p>1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5]*[.F5]/([.H5]+[.F5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ROUND(POWER(E6k;[.A6]);1)" office:value-type="float" office:value="1.5" calcext:value-type="float">
            <text:p>1,5</text:p>
          </table:table-cell>
          <table:table-cell table:style-name="ce1" table:formula="of:=ROUND(POWER(E12k;[.A6]);1)" office:value-type="float" office:value="1.2" calcext:value-type="float">
            <text:p>1,2</text:p>
          </table:table-cell>
          <table:table-cell table:style-name="ce1" table:formula="of:=ROUND(POWER(E24k;[.A6]);1)" office:value-type="float" office:value="1.1" calcext:value-type="float">
            <text:p>1,1</text:p>
          </table:table-cell>
          <table:table-cell/>
          <table:table-cell table:style-name="ce5" table:formula="of:=[.C6]*10" office:value-type="float" office:value="12" calcext:value-type="float">
            <text:p>12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6]*[.F6]/([.H6]+[.F6])" office:value-type="float" office:value="5.4545454545454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ROUND(POWER(E6k;[.A7]);1)" office:value-type="float" office:value="2.2" calcext:value-type="float">
            <text:p>2,2</text:p>
          </table:table-cell>
          <table:table-cell table:style-name="ce1" table:formula="of:=ROUND(POWER(E12k;[.A7]);1)" office:value-type="float" office:value="1.5" calcext:value-type="float">
            <text:p>1,5</text:p>
          </table:table-cell>
          <table:table-cell table:style-name="ce1" table:formula="of:=ROUND(POWER(E24k;[.A7]);1)" office:value-type="float" office:value="1.2" calcext:value-type="float">
            <text:p>1,2</text:p>
          </table:table-cell>
          <table:table-cell/>
          <table:table-cell table:style-name="ce5" table:formula="of:=[.C7]*10" office:value-type="float" office:value="15" calcext:value-type="float">
            <text:p>15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7]*[.F7]/([.H7]+[.F7])" office:value-type="float" office:value="6" calcext:value-type="float">
            <text:p>6</text:p>
          </table:table-cell>
          <table:table-cell table:number-columns-repeated="3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ROUND(POWER(E6k;[.A8]);1)" office:value-type="float" office:value="3.2" calcext:value-type="float">
            <text:p>3,2</text:p>
          </table:table-cell>
          <table:table-cell table:style-name="ce1" table:formula="of:=ROUND(POWER(E12k;[.A8]);1)" office:value-type="float" office:value="1.8" calcext:value-type="float">
            <text:p>1,8</text:p>
          </table:table-cell>
          <table:table-cell table:style-name="ce1" table:formula="of:=ROUND(POWER(E24k;[.A8]);1)" office:value-type="float" office:value="1.3" calcext:value-type="float">
            <text:p>1,3</text:p>
          </table:table-cell>
          <table:table-cell/>
          <table:table-cell table:style-name="ce5" table:formula="of:=[.C8]*10" office:value-type="float" office:value="18" calcext:value-type="float">
            <text:p>18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8]*[.F8]/([.H8]+[.F8])" office:value-type="float" office:value="6.42857142857143" calcext:value-type="float">
            <text:p>6</text:p>
          </table:table-cell>
          <table:table-cell table:number-columns-repeated="3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ROUND(POWER(E6k;[.A9]);1)" office:value-type="float" office:value="4.6" calcext:value-type="float">
            <text:p>4,6</text:p>
          </table:table-cell>
          <table:table-cell table:style-name="ce1" table:formula="of:=ROUND(POWER(E12k;[.A9]);1)" office:value-type="float" office:value="2.2" calcext:value-type="float">
            <text:p>2,2</text:p>
          </table:table-cell>
          <table:table-cell table:style-name="ce1" table:formula="of:=ROUND(POWER(E24k;[.A9]);1)" office:value-type="float" office:value="1.5" calcext:value-type="float">
            <text:p>1,5</text:p>
          </table:table-cell>
          <table:table-cell/>
          <table:table-cell table:style-name="ce5" table:formula="of:=[.C9]*10" office:value-type="float" office:value="22" calcext:value-type="float">
            <text:p>22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9]*[.F9]/([.H9]+[.F9])" office:value-type="float" office:value="6.875" calcext:value-type="float">
            <text:p>7</text:p>
          </table:table-cell>
          <table:table-cell table:number-columns-repeated="3"/>
          <table:table-cell table:formula="of:=([.M7]*[.M8])/([.M7]+[.M8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ROUND(POWER(E6k;[.A10]);1)" office:value-type="float" office:value="6.8" calcext:value-type="float">
            <text:p>6,8</text:p>
          </table:table-cell>
          <table:table-cell table:style-name="ce7" table:formula="of:=ROUND(POWER(E12k;[.A10]);1)" office:value-type="float" office:value="2.6" calcext:value-type="float">
            <text:p>2,6</text:p>
          </table:table-cell>
          <table:table-cell table:style-name="ce1" table:formula="of:=ROUND(POWER(E24k;[.A10]);1)" office:value-type="float" office:value="1.6" calcext:value-type="float">
            <text:p>1,6</text:p>
          </table:table-cell>
          <table:table-cell/>
          <table:table-cell table:style-name="ce5" table:formula="of:=[.C10]*10" office:value-type="float" office:value="26" calcext:value-type="float">
            <text:p>26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0]*[.F10]/([.H10]+[.F10])" office:value-type="float" office:value="7.22222222222222" calcext:value-type="float">
            <text:p>7</text:p>
          </table:table-cell>
          <table:table-cell table:number-columns-repeated="3"/>
          <table:table-cell table:formula="of:=[.M9]/50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style-name="ce7" table:formula="of:=ROUND(POWER(E12k;[.A11]);1)" office:value-type="float" office:value="3.2" calcext:value-type="float">
            <text:p>3,2</text:p>
          </table:table-cell>
          <table:table-cell table:style-name="ce1" table:formula="of:=ROUND(POWER(E24k;[.A11]);1)" office:value-type="float" office:value="1.8" calcext:value-type="float">
            <text:p>1,8</text:p>
          </table:table-cell>
          <table:table-cell/>
          <table:table-cell table:style-name="ce5" table:formula="of:=[.C11]*10" office:value-type="float" office:value="32" calcext:value-type="float">
            <text:p>32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1]*[.F11]/([.H11]+[.F11])" office:value-type="float" office:value="7.61904761904762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style-name="ce7" table:formula="of:=ROUND(POWER(E12k;[.A12]);1)" office:value-type="float" office:value="3.8" calcext:value-type="float">
            <text:p>3,8</text:p>
          </table:table-cell>
          <table:table-cell table:style-name="ce1" table:formula="of:=ROUND(POWER(E24k;[.A12]);1)" office:value-type="float" office:value="2" calcext:value-type="float">
            <text:p>2,0</text:p>
          </table:table-cell>
          <table:table-cell/>
          <table:table-cell table:style-name="ce5" table:formula="of:=[.C12]*10" office:value-type="float" office:value="38" calcext:value-type="float">
            <text:p>38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2]*[.F12]/([.H12]+[.F12])" office:value-type="float" office:value="7.91666666666667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7" table:formula="of:=ROUND(POWER(E12k;[.A13]);1)" office:value-type="float" office:value="4.6" calcext:value-type="float">
            <text:p>4,6</text:p>
          </table:table-cell>
          <table:table-cell table:style-name="ce1" table:formula="of:=ROUND(POWER(E24k;[.A13]);1)" office:value-type="float" office:value="2.2" calcext:value-type="float">
            <text:p>2,2</text:p>
          </table:table-cell>
          <table:table-cell/>
          <table:table-cell table:style-name="ce5" table:formula="of:=[.C13]*10" office:value-type="float" office:value="46" calcext:value-type="float">
            <text:p>46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3]*[.F13]/([.H13]+[.F13])" office:value-type="float" office:value="8.21428571428571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/>
          <table:table-cell table:style-name="ce1" table:formula="of:=ROUND(POWER(E12k;[.A14]);1)" office:value-type="float" office:value="5.6" calcext:value-type="float">
            <text:p>5,6</text:p>
          </table:table-cell>
          <table:table-cell table:style-name="ce1" table:formula="of:=ROUND(POWER(E24k;[.A14]);1)" office:value-type="float" office:value="2.4" calcext:value-type="float">
            <text:p>2,4</text:p>
          </table:table-cell>
          <table:table-cell/>
          <table:table-cell table:style-name="ce5" table:formula="of:=[.C14]*10" office:value-type="float" office:value="56" calcext:value-type="float">
            <text:p>56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4]*[.F14]/([.H14]+[.F14])" office:value-type="float" office:value="8.4848484848484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/>
          <table:table-cell table:style-name="ce1" table:formula="of:=ROUND(POWER(E12k;[.A15]);1)" office:value-type="float" office:value="6.8" calcext:value-type="float">
            <text:p>6,8</text:p>
          </table:table-cell>
          <table:table-cell table:style-name="ce7" table:formula="of:=ROUND(POWER(E24k;[.A15]);1)"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  <table:table-cell table:style-name="ce5" table:formula="of:=[.C15]*10" office:value-type="float" office:value="68" calcext:value-type="float">
            <text:p>68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5]*[.F15]/([.H15]+[.F15])" office:value-type="float" office:value="8.71794871794872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style-name="ce7" table:formula="of:=ROUND(POWER(E12k;[.A16]);1)" office:value-type="float" office:value="8.3" calcext:value-type="float">
            <text:p>8,3</text:p>
          </table:table-cell>
          <table:table-cell table:style-name="ce7" table:formula="of:=ROUND(POWER(E24k;[.A16]);1)" office:value-type="float" office:value="2.9" calcext:value-type="float">
            <text:p>2,9</text:p>
          </table:table-cell>
          <table:table-cell office:value-type="float" office:value="3" calcext:value-type="float">
            <text:p>3,0</text:p>
          </table:table-cell>
          <table:table-cell table:style-name="ce5" table:formula="of:=[.C16]*10" office:value-type="float" office:value="83" calcext:value-type="float">
            <text:p>83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6]*[.F16]/([.H16]+[.F16])" office:value-type="float" office:value="8.9247311827957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/>
          <table:table-cell/>
          <table:table-cell table:style-name="ce7" table:formula="of:=ROUND(POWER(E24k;[.A17]);1)"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table:style-name="ce5" table:formula="of:=[.C5]*100" office:value-type="float" office:value="100" calcext:value-type="float">
            <text:p>10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7]*[.F17]/([.H17]+[.F17])" office:value-type="float" office:value="9.0909090909090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7" table:formula="of:=ROUND(POWER(E24k;[.A18]);1)" office:value-type="float" office:value="3.5" calcext:value-type="float">
            <text:p>3,5</text:p>
          </table:table-cell>
          <table:table-cell office:value-type="float" office:value="3.6" calcext:value-type="float">
            <text:p>3,6</text:p>
          </table:table-cell>
          <table:table-cell table:style-name="ce5" table:formula="of:=[.C6]*100" office:value-type="float" office:value="120" calcext:value-type="float">
            <text:p>12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8]*[.F18]/([.H18]+[.F18])" office:value-type="float" office:value="9.23076923076923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7" table:formula="of:=ROUND(POWER(E24k;[.A19]);1)" office:value-type="float" office:value="3.8" calcext:value-type="float">
            <text:p>3,8</text:p>
          </table:table-cell>
          <table:table-cell office:value-type="float" office:value="3.9" calcext:value-type="float">
            <text:p>3,9</text:p>
          </table:table-cell>
          <table:table-cell table:style-name="ce5" table:formula="of:=[.C7]*100" office:value-type="float" office:value="150" calcext:value-type="float">
            <text:p>15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19]*[.F19]/([.H19]+[.F19])" office:value-type="float" office:value="9.375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7" table:formula="of:=ROUND(POWER(E24k;[.A20]);1)"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table:style-name="ce5" table:formula="of:=[.C8]*100" office:value-type="float" office:value="180" calcext:value-type="float">
            <text:p>18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20]*[.F20]/([.H20]+[.F20])" office:value-type="float" office:value="9.47368421052632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7" table:formula="of:=ROUND(POWER(E24k;[.A21]);1)" office:value-type="float" office:value="4.6" calcext:value-type="float">
            <text:p>4,6</text:p>
          </table:table-cell>
          <table:table-cell office:value-type="float" office:value="4.7" calcext:value-type="float">
            <text:p>4,7</text:p>
          </table:table-cell>
          <table:table-cell table:style-name="ce5" table:formula="of:=[.C9]*100" office:value-type="float" office:value="220" calcext:value-type="float">
            <text:p>22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21]*[.F21]/([.H21]+[.F21])" office:value-type="float" office:value="9.56521739130435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1" table:formula="of:=ROUND(POWER(E24k;[.A22]);1)" office:value-type="float" office:value="5.1" calcext:value-type="float">
            <text:p>5,1</text:p>
          </table:table-cell>
          <table:table-cell/>
          <table:table-cell table:style-name="ce5" table:formula="of:=[.C10]*100" office:value-type="float" office:value="260" calcext:value-type="float">
            <text:p>26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22]*[.F22]/([.H22]+[.F22])" office:value-type="float" office:value="9.62962962962963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1" table:formula="of:=ROUND(POWER(E24k;[.A23]);1)" office:value-type="float" office:value="5.6" calcext:value-type="float">
            <text:p>5,6</text:p>
          </table:table-cell>
          <table:table-cell/>
          <table:table-cell table:style-name="ce5" table:formula="of:=[.C11]*100" office:value-type="float" office:value="320" calcext:value-type="float">
            <text:p>32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23]*[.F23]/([.H23]+[.F23])" office:value-type="float" office:value="9.6969696969697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ce1" table:formula="of:=ROUND(POWER(E24k;[.A24]);1)" office:value-type="float" office:value="6.2" calcext:value-type="float">
            <text:p>6,2</text:p>
          </table:table-cell>
          <table:table-cell/>
          <table:table-cell table:style-name="ce5" table:formula="of:=[.C12]*100" office:value-type="float" office:value="380" calcext:value-type="float">
            <text:p>38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24]*[.F24]/([.H24]+[.F24])" office:value-type="float" office:value="9.74358974358974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1" table:formula="of:=ROUND(POWER(E24k;[.A25]);1)" office:value-type="float" office:value="6.8" calcext:value-type="float">
            <text:p>6,8</text:p>
          </table:table-cell>
          <table:table-cell/>
          <table:table-cell table:style-name="ce5" table:formula="of:=[.C13]*100" office:value-type="float" office:value="460" calcext:value-type="float">
            <text:p>46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25]*[.F25]/([.H25]+[.F25])" office:value-type="float" office:value="9.78723404255319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ce1" table:formula="of:=ROUND(POWER(E24k;[.A26]);1)" office:value-type="float" office:value="7.5" calcext:value-type="float">
            <text:p>7,5</text:p>
          </table:table-cell>
          <table:table-cell/>
          <table:table-cell table:style-name="ce5" table:formula="of:=[.C14]*100" office:value-type="float" office:value="560" calcext:value-type="float">
            <text:p>56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26]*[.F26]/([.H26]+[.F26])" office:value-type="float" office:value="9.82456140350877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ce7" table:formula="of:=ROUND(POWER(E24k;[.A27]);1)" office:value-type="float" office:value="8.3" calcext:value-type="float">
            <text:p>8,3</text:p>
          </table:table-cell>
          <table:table-cell office:value-type="float" office:value="8.2" calcext:value-type="float">
            <text:p>8,2</text:p>
          </table:table-cell>
          <table:table-cell table:style-name="ce5" table:formula="of:=[.C15]*100" office:value-type="float" office:value="680" calcext:value-type="float">
            <text:p>68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27]*[.F27]/([.H27]+[.F27])" office:value-type="float" office:value="9.85507246376812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1" table:formula="of:=ROUND(POWER(E24k;[.A28]);1)" office:value-type="float" office:value="9.1" calcext:value-type="float">
            <text:p>9,1</text:p>
          </table:table-cell>
          <table:table-cell/>
          <table:table-cell table:style-name="ce5" table:formula="of:=[.C16]*100" office:value-type="float" office:value="830" calcext:value-type="float">
            <text:p>83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formula="of:=[.H28]*[.F28]/([.H28]+[.F28])" office:value-type="float" office:value="9.88095238095238" calcext:value-type="float">
            <text:p>10</text:p>
          </table:table-cell>
          <table:table-cell table:number-columns-repeated="4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>
        <table:named-range table:name="E12k" table:base-cell-address="$Tabelle1.$B$1" table:cell-range-address="$Tabelle1.$B$2"/>
        <table:named-range table:name="E24k" table:base-cell-address="$Tabelle1.$B$2" table:cell-range-address="$Tabelle1.$B$3"/>
        <table:named-range table:name="E6k" table:base-cell-address="$Tabelle1.$B$1" table:cell-range-address="$Tabelle1.$B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 style:data-style-name="N2" text:time-value="21:21:53.793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14:24:03.613000000</meta:creation-date>
    <dc:date>2022-06-07T21:32:27.145000000</dc:date>
    <meta:editing-duration>PT39M7S</meta:editing-duration>
    <meta:editing-cycles>6</meta:editing-cycles>
    <meta:generator>LibreOffice/7.2.3.2$Windows_X86_64 LibreOffice_project/d166454616c1632304285822f9c83ce2e660fd92</meta:generator>
    <meta:document-statistic meta:table-count="1" meta:cell-count="15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legend chart:legend-position="end" svg:x="13.93cm" svg:y="4.192cm" style:legend-expansion="high" chart:style-name="ch2"/>
        <chart:plot-area chart:style-name="ch3" table:cell-range-address="Tabelle1.F5:Tabelle1.F28" svg:x="0.319cm" svg:y="0.179cm" svg:width="13.292cm" svg:height="8.631cm">
          <chart:coordinate-region svg:x="1.142cm" svg:y="0.381cm" svg:width="12.469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F5:Tabelle1.F28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elle1.F5:Tabelle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0">
                <text:p>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3.2$Windows_X86_64 LibreOffice_project/d166454616c1632304285822f9c83ce2e660fd9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legend chart:legend-position="end" svg:x="14.036cm" svg:y="4.192cm" style:legend-expansion="high" chart:style-name="ch2"/>
        <chart:plot-area chart:style-name="ch3" table:cell-range-address="Tabelle1.I5:Tabelle1.I28" svg:x="0.319cm" svg:y="0.179cm" svg:width="13.398cm" svg:height="8.631cm">
          <chart:coordinate-region svg:x="0.951cm" svg:y="0.381cm" svg:width="12.76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I5:Tabelle1.I28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I5:Tabelle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5454545454545">
                <text:p>5.4545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1904761904762">
                <text:p>7.619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8484848484848">
                <text:p>8.48484848484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1794871794872">
                <text:p>8.71794871794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247311827957">
                <text:p>8.9247311827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47368421052632">
                <text:p>9.47368421052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56521739130435">
                <text:p>9.56521739130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62962962962963">
                <text:p>9.62962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6969696969697">
                <text:p>9.6969696969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4358974358974">
                <text:p>9.74358974358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78723404255319">
                <text:p>9.78723404255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82456140350877">
                <text:p>9.8245614035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85507246376812">
                <text:p>9.85507246376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88095238095238">
                <text:p>9.88095238095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3.2$Windows_X86_64 LibreOffice_project/d166454616c1632304285822f9c83ce2e660fd9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